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edf9" officeooo:paragraph-rsid="000eed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leetcode.com/problems/excel-sheet-column-number/" text:style-name="Internet_20_link" text:visited-style-name="Visited_20_Internet_20_Link">https://leetcode.com/problems/excel-sheet-column-number/</text:a></text:p>
      <text:p text:style-name="P1"/>
      <text:p text:style-name="P1">public class Solution {</text:p>
      <text:p text:style-name="P1"><text:s text:c="4"/>public int titleToNumber(String s) </text:p>
      <text:p text:style-name="P1"><text:s text:c="4"/>{</text:p>
      <text:p text:style-name="P1"><text:s text:c="8"/>// index .. char - 'a' + 1 ... rather useful, naa? </text:p>
      <text:p text:style-name="P1"><text:s text:c="8"/>int pos = 0;</text:p>
      <text:p text:style-name="P1"><text:s text:c="8"/>if( s == null)</text:p>
      <text:p text:style-name="P1"><text:s text:c="8"/>{</text:p>
      <text:p text:style-name="P1"><text:s text:c="12"/>return pos;</text:p>
      <text:p text:style-name="P1"><text:s text:c="8"/>}</text:p>
      <text:p text:style-name="P1"><text:s text:c="8"/>else</text:p>
      <text:p text:style-name="P1"><text:s text:c="8"/>{</text:p>
      <text:p text:style-name="P1"><text:s text:c="12"/>char[] cArr = s.toCharArray();</text:p>
      <text:p text:style-name="P1"><text:s text:c="12"/>int base = 26; </text:p>
      <text:p text:style-name="P1"><text:s text:c="12"/>int pow = 0;</text:p>
      <text:p text:style-name="P1"><text:s text:c="12"/>for(int i = cArr.length - 1; i &gt;= 0; i--)</text:p>
      <text:p text:style-name="P1"><text:s text:c="12"/>{</text:p>
      <text:p text:style-name="P1"><text:s text:c="16"/>int factor = (int)(cArr[i] - 'A' + 1);</text:p>
      <text:p text:style-name="P1"><text:s text:c="16"/>int basePow = (int)Math.pow(base,pow);</text:p>
      <text:p text:style-name="P1"><text:s text:c="16"/>pos += (factor * basePow); </text:p>
      <text:p text:style-name="P1"><text:s text:c="16"/>pow++;</text:p>
      <text:p text:style-name="P1"><text:s text:c="12"/>}</text:p>
      <text:p text:style-name="P1"><text:s text:c="8"/>}</text:p>
      <text:p text:style-name="P1"><text:s text:c="8"/>return pos; 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8:26:25.082436051</meta:creation-date>
    <dc:date>2017-01-26T18:26:42.055500007</dc:date>
    <meta:editing-duration>PT17S</meta:editing-duration>
    <meta:editing-cycles>1</meta:editing-cycles>
    <meta:document-statistic meta:table-count="0" meta:image-count="0" meta:object-count="0" meta:page-count="1" meta:paragraph-count="26" meta:word-count="84" meta:character-count="666" meta:non-whitespace-character-count="372"/>
    <meta:generator>LibreOffice/5.1.4.2$Linux_X86_64 LibreOffice_project/10m0$Build-2</meta:generator>
  </office:meta>
</office:document-meta>
</file>